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7965in" style:use-optimal-column-width="false"/>
    </style:style>
    <style:style style:name="TableColumn3" style:family="table-column">
      <style:table-column-properties style:column-width="1.102in" style:use-optimal-column-width="false"/>
    </style:style>
    <style:style style:name="Table1" style:family="table" style:master-page-name="MP0">
      <style:table-properties style:width="2.8986in" fo:margin-left="-0.0055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  <style:text-properties style:font-name="Arial"/>
    </style:style>
    <style:style style:name="TableCell7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style:font-name="Arial"/>
    </style:style>
    <style:style style:name="P9" style:parent-style-name="Standard" style:family="paragraph">
      <style:text-properties fo:font-size="8pt" style:font-size-asian="8pt" style:font-size-complex="8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achname</text:p>
          </table:table-cell>
          <table:table-cell table:style-name="TableCell7">
            <text:p text:style-name="P8">Vorname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1965in" fo:margin-left="0.1965in" fo:margin-bottom="0.1965in" fo:margin-right="0.196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bias miosczka</meta:initial-creator>
    <dc:creator>Tobias Miosczka</dc:creator>
    <meta:creation-date>2015-05-17T16:24:00Z</meta:creation-date>
    <dc:date>2019-12-03T17:38:00Z</dc:date>
    <meta:template xlink:href="Normal.dotm" xlink:type="simple"/>
    <meta:editing-cycles>3</meta:editing-cycles>
    <meta:editing-duration>PT0S</meta:editing-duration>
    <meta:document-statistic meta:page-count="1" meta:paragraph-count="1" meta:word-count="2" meta:character-count="18" meta:row-count="1" meta:non-whitespace-character-count="17"/>
  </office:meta>
</office:document-meta>
</file>